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04">
            <text:p>04/11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0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9.1</text:p>
          </table:table-cell>
          <table:table-cell office:value-type="string">
            <text:p>Just a new measurement before major changes.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1-10">
            <text:p>1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42</text:p>
          </table:table-cell>
          <table:table-cell office:value-type="string">
            <text:p>3.9/4.0</text:p>
          </table:table-cell>
          <table:table-cell office:value-type="string">
            <text:p>Use DiscreteRandomVariableMap.</text:p>
          </table:table-cell>
          <table:table-cell table:number-columns-repeated="1011"/>
        </table:table-row>
        <table:table-row table:style-name="ro4" table:number-rows-repeated="104854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.11.2011</text:date>, <text:time>15:4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1-10T15:49:56</dc:date>
    <dc:creator>Walter </dc:creator>
    <meta:editing-duration>PT14H42M23S</meta:editing-duration>
    <meta:editing-cycles>30</meta:editing-cycles>
    <meta:generator>OpenOffice.org/3.2$Linux OpenOffice.org_project/320m12$Build-9483</meta:generator>
    <meta:document-statistic meta:table-count="3" meta:cell-count="302" meta:object-count="0"/>
  </office:meta>
</office:document-meta>
</file>